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withoutfill">
      <style:graphic-properties svg:stroke-color="#000000" draw:marker-end="Arrow" draw:marker-end-width="0.3cm" draw:fill="none" draw:fill-color="#ffffff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72cm" fo:min-width="4.11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text-properties fo:font-family="'Liberation Mono'" style:font-family-generic="modern" style:font-pitch="fixed" fo:font-size="12pt" style:font-size-asian="12pt" style:font-size-complex="12pt"/>
    </style:style>
    <style:style style:name="P4" style:family="paragraph">
      <style:paragraph-properties fo:text-align="center"/>
      <style:text-properties fo:font-family="'Liberation Mono'" style:font-family-generic="modern" style:font-pitch="fixed" fo:font-size="12pt" style:font-size-asian="12pt" style:font-size-complex="12pt"/>
    </style:style>
    <style:style style:name="P5" style:family="paragraph">
      <style:text-properties fo:font-family="'Liberation Mono'" style:font-family-generic="modern" style:font-pitch="fixed" fo:font-size="10pt" style:font-size-asian="10pt" style:font-size-complex="10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family="'Liberation Mono'" style:font-family-generic="modern" style:font-pitch="fixed" fo:font-size="12pt" style:font-size-asian="12pt" style:font-size-complex="12pt"/>
    </style:style>
    <style:style style:name="T3" style:family="text">
      <style:text-properties fo:font-family="'Liberation Mono'" style:font-family-generic="modern" style:font-pitch="fixed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159cm" svg:height="2.159cm" svg:x="1.889cm" svg:y="7.858cm">
          <text:p text:style-name="P1"><text:span text:style-name="T1">Clie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" draw:id="id1" draw:layer="layout" svg:width="2.921cm" svg:height="3.048cm" svg:x="8.391cm" svg:y="7.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3.042cm" svg:height="0.729cm" svg:x="8.366cm" svg:y="7.604cm">
          <draw:text-box>
            <text:p><text:span text:style-name="T2">gen_server</text:span></text:p>
          </draw:text-box>
        </draw:frame>
        <draw:custom-shape draw:style-name="gr2" draw:text-style-name="P1" xml:id="id2" draw:id="id2" draw:layer="layout" svg:width="1.905cm" svg:height="0.762cm" svg:x="8.899cm" svg:y="12.303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3" draw:text-style-name="P3" draw:layer="layout" svg:width="2.026cm" svg:height="0.729cm" svg:x="8.747cm" svg:y="13.173cm">
          <draw:text-box>
            <text:p><text:span text:style-name="T2">Module</text:span></text:p>
          </draw:text-box>
        </draw:frame>
        <draw:line draw:style-name="gr4" draw:text-style-name="P4" draw:layer="layout" svg:x1="3.667cm" svg:y1="8.112cm" svg:x2="8.366cm" svg:y2="8.112cm">
          <text:p/>
        </draw:line>
        <draw:frame draw:style-name="gr5" draw:text-style-name="P5" draw:layer="layout" svg:width="4.735cm" svg:height="0.649cm" svg:x="3.667cm" svg:y="7.604cm">
          <draw:text-box>
            <text:p><text:span text:style-name="T3">call(Server,Request)</text:span></text:p>
          </draw:text-box>
        </draw:frame>
        <draw:frame draw:style-name="gr3" draw:text-style-name="P5" draw:layer="layout" svg:width="7.487cm" svg:height="0.649cm" svg:x="11.882cm" svg:y="10.511cm">
          <draw:text-box>
            <text:p><text:span text:style-name="T3">handle_call(Request, From, State)</text:span></text:p>
          </draw:text-box>
        </draw:frame>
        <draw:connector draw:style-name="gr4" draw:text-style-name="P4" draw:layer="layout" svg:x1="11.312cm" svg:y1="8.874cm" svg:x2="10.804cm" svg:y2="12.684cm" draw:start-shape="id1" draw:end-shape="id2" draw:end-glue-point="7" svg:d="m11312 8874h500v3810h-1008" svg:viewBox="0 0 1009 3811">
          <text:p/>
        </draw:connector>
        <draw:connector draw:style-name="gr4" draw:text-style-name="P4" draw:layer="layout" svg:x1="9.852cm" svg:y1="12.303cm" svg:x2="9.851cm" svg:y2="10.398cm" draw:start-shape="id2" draw:start-glue-point="4" draw:end-shape="id1" draw:end-glue-point="2" svg:d="m9852 12303v-952h-1v-953" svg:viewBox="0 0 2 1906">
          <text:p/>
        </draw:connector>
        <draw:frame draw:style-name="gr3" draw:text-style-name="P5" draw:layer="layout" svg:width="5.582cm" svg:height="0.649cm" svg:x="4.435cm" svg:y="11.414cm">
          <draw:text-box>
            <text:p><text:span text:style-name="T3">{reply, Reply, NewState}</text:span></text:p>
          </draw:text-box>
        </draw:frame>
        <draw:line draw:style-name="gr4" draw:text-style-name="P4" draw:layer="layout" svg:x1="8.366cm" svg:y1="9.636cm" svg:x2="3.794cm" svg:y2="9.636cm">
          <text:p/>
        </draw:line>
        <draw:frame draw:style-name="gr3" draw:text-style-name="P5" draw:layer="layout" svg:width="1.56cm" svg:height="0.649cm" svg:x="5.191cm" svg:y="9.763cm">
          <draw:text-box>
            <text:p><text:span text:style-name="T3">Reply</text:span></text:p>
          </draw:text-box>
        </draw:frame>
        <draw:custom-shape draw:style-name="gr1" draw:text-style-name="P2" draw:layer="layout" svg:width="2.159cm" svg:height="2.159cm" svg:x="2.38cm" svg:y="16.165cm">
          <text:p text:style-name="P1"><text:span text:style-name="T1">Client 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921cm" svg:height="3.048cm" svg:x="8.882cm" svg:y="15.6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3.042cm" svg:height="0.729cm" svg:x="8.901cm" svg:y="15.765cm">
          <draw:text-box>
            <text:p><text:span text:style-name="T2">gen_server</text:span></text:p>
          </draw:text-box>
        </draw:frame>
        <draw:custom-shape draw:style-name="gr2" draw:text-style-name="P1" draw:layer="layout" svg:width="1.905cm" svg:height="0.762cm" svg:x="12.938cm" svg:y="15.859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3" draw:text-style-name="P3" draw:layer="layout" svg:width="2.026cm" svg:height="0.729cm" svg:x="12.944cm" svg:y="16.748cm">
          <draw:text-box>
            <text:p><text:span text:style-name="T2">Module</text:span></text:p>
          </draw:text-box>
        </draw:frame>
        <draw:line draw:style-name="gr4" draw:text-style-name="P4" draw:layer="layout" svg:x1="4.158cm" svg:y1="16.419cm" svg:x2="8.857cm" svg:y2="16.419cm">
          <text:p/>
        </draw:line>
        <draw:line draw:style-name="gr4" draw:text-style-name="P4" draw:layer="layout" svg:x1="8.874cm" svg:y1="17.256cm" svg:x2="4.556cm" svg:y2="17.256cm">
          <text:p/>
        </draw:line>
        <draw:line draw:style-name="gr4" draw:text-style-name="P4" draw:layer="layout" svg:x1="11.795cm" svg:y1="15.986cm" svg:x2="12.938cm" svg:y2="15.986cm">
          <text:p/>
        </draw:line>
        <draw:line draw:style-name="gr4" draw:text-style-name="P4" draw:layer="layout" svg:x1="12.938cm" svg:y1="16.494cm" svg:x2="11.795cm" svg:y2="16.494cm">
          <text:p/>
        </draw:line>
        <draw:custom-shape draw:style-name="gr1" draw:text-style-name="P2" draw:layer="layout" svg:width="2.159cm" svg:height="2.159cm" svg:x="5.191cm" svg:y="19.161cm">
          <text:p text:style-name="P1"><text:span text:style-name="T1">Client 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2.159cm" svg:height="2.159cm" svg:x="12.43cm" svg:y="19.288cm">
          <text:p text:style-name="P1"><text:span text:style-name="T1">Client 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6.715cm" svg:y1="19.288cm" svg:x2="9.001cm" svg:y2="18.272cm">
          <text:p/>
        </draw:line>
        <draw:line draw:style-name="gr4" draw:text-style-name="P4" draw:layer="layout" svg:x1="9.509cm" svg:y1="18.78cm" svg:x2="7.223cm" svg:y2="19.796cm">
          <text:p/>
        </draw:line>
        <draw:line draw:style-name="gr4" draw:text-style-name="P4" draw:layer="layout" svg:x1="12.43cm" svg:y1="20.05cm" svg:x2="11.287cm" svg:y2="18.653cm">
          <text:p/>
        </draw:line>
        <draw:line draw:style-name="gr4" draw:text-style-name="P4" draw:layer="layout" svg:x1="11.795cm" svg:y1="18.272cm" svg:x2="12.811cm" svg:y2="19.66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Liberation Sans'" style:font-family-generic-asian="system" style:font-pitch-asian="variable" style:font-size-asian="24pt" style:language-asian="zh" style:country-asian="CN" style:font-family-complex="'Liberation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iberation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 David Eisenberg</meta:initial-creator>
    <meta:creation-date>2013-02-27T15:37:12</meta:creation-date>
    <dc:date>2013-02-27T16:23:20</dc:date>
    <dc:creator>J David Eisenberg</dc:creator>
    <meta:editing-duration>PT32M42S</meta:editing-duration>
    <meta:editing-cycles>5</meta:editing-cycles>
    <meta:generator>LibreOffice/4.0.0.3$Linux_x86 LibreOffice_project/7545bee9c2a0782548772a21bc84a9dcc583b89</meta:generator>
    <meta:document-statistic meta:object-count="28"/>
  </office:meta>
</office:document-meta>
</file>